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3.194cm" style:rel-column-width="11017*"/>
    </style:style>
    <style:style style:name="Tabella3.B" style:family="table-column">
      <style:table-column-properties style:column-width="3.212cm" style:rel-column-width="11078*"/>
    </style:style>
    <style:style style:name="Tabella3.C" style:family="table-column">
      <style:table-column-properties style:column-width="2.986cm" style:rel-column-width="10299*"/>
    </style:style>
    <style:style style:name="Tabella3.D" style:family="table-column">
      <style:table-column-properties style:column-width="1.115cm" style:rel-column-width="3844*"/>
    </style:style>
    <style:style style:name="Tabella3.E" style:family="table-column">
      <style:table-column-properties style:column-width="7.586cm" style:rel-column-width="26166*"/>
    </style:style>
    <style:style style:name="Tabella3.F" style:family="table-column">
      <style:table-column-properties style:column-width="0.908cm" style:rel-column-width="3131*"/>
    </style:style>
    <style:style style:name="Tabella3.1" style:family="table-row">
      <style:table-row-properties style:min-row-height="0.397cm"/>
    </style:style>
    <style:style style:name="Tabella3.A1" style:family="table-cell">
      <style:table-cell-properties fo:padding="0.097cm" fo:border-left="0.05pt solid #000000" fo:border-right="none" fo:border-top="0.05pt solid #000000" fo:border-bottom="none"/>
    </style:style>
    <style:style style:name="Tabella3.B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a3.C1" style:family="table-cell">
      <style:table-cell-properties fo:padding="0.097cm" fo:border-left="none" fo:border-right="0.05pt solid #000000" fo:border-top="0.05pt solid #000000" fo:border-bottom="none"/>
    </style:style>
    <style:style style:name="Tabella3.D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ella3.2" style:family="table-row">
      <style:table-row-properties style:row-height="0.501cm"/>
    </style:style>
    <style:style style:name="Tabella3.C2" style:family="table-cell">
      <style:table-cell-properties fo:padding="0.097cm" fo:border-left="none" fo:border-right="0.05pt solid #000000" fo:border-top="none" fo:border-bottom="none"/>
    </style:style>
    <style:style style:name="Tabella3.3" style:family="table-row">
      <style:table-row-properties style:row-height="0.503cm"/>
    </style:style>
    <style:style style:name="Tabella3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3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3.C3" style:family="table-cell">
      <style:table-cell-properties fo:padding="0.097cm" fo:border-left="none" fo:border-right="0.05pt solid #000000" fo:border-top="none" fo:border-bottom="none"/>
    </style:style>
    <style:style style:name="Tabella3.4" style:family="table-row">
      <style:table-row-properties style:row-height="0.584cm"/>
    </style:style>
    <style:style style:name="Tabella3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3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3.C4" style:family="table-cell">
      <style:table-cell-properties fo:padding="0.097cm" fo:border-left="none" fo:border-right="0.05pt solid #000000" fo:border-top="none" fo:border-bottom="none"/>
    </style:style>
    <style:style style:name="Tabella3.5" style:family="table-row">
      <style:table-row-properties style:row-height="0.409cm"/>
    </style:style>
    <style:style style:name="Tabella3.A5" style:family="table-cell">
      <style:table-cell-properties fo:padding="0.097cm" fo:border-left="0.05pt solid #000000" fo:border-right="0.05pt solid #000000" fo:border-top="none" fo:border-bottom="none"/>
    </style:style>
    <style:style style:name="Tabella3.C5" style:family="table-cell">
      <style:table-cell-properties fo:padding="0.097cm" fo:border-left="none" fo:border-right="0.05pt solid #000000" fo:border-top="none" fo:border-bottom="none"/>
    </style:style>
    <style:style style:name="Tabella3.6" style:family="table-row">
      <style:table-row-properties style:row-height="0.905cm"/>
    </style:style>
    <style:style style:name="Tabella3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C6" style:family="table-cell">
      <style:table-cell-properties style:vertical-align="middle" fo:padding="0.097cm" fo:border-left="none" fo:border-right="0.05pt solid #000000" fo:border-top="none" fo:border-bottom="0.05pt solid #000000"/>
    </style:style>
    <style:style style:name="Tabella3.7" style:family="table-row">
      <style:table-row-properties style:row-height="0.582cm"/>
    </style:style>
    <style:style style:name="Tabella3.A7" style:family="table-cell">
      <style:table-cell-properties fo:padding="0.097cm" fo:border="none"/>
    </style:style>
    <style:style style:name="Tabella3.C7" style:family="table-cell">
      <style:table-cell-properties style:vertical-align="middle" fo:padding="0.097cm" fo:border="none"/>
    </style:style>
    <style:style style:name="Tabella1" style:family="table">
      <style:table-properties style:width="19.001cm" table:align="margins"/>
    </style:style>
    <style:style style:name="Tabella1.A" style:family="table-column">
      <style:table-column-properties style:column-width="3.082cm" style:rel-column-width="10628*"/>
    </style:style>
    <style:style style:name="Tabella1.B" style:family="table-column">
      <style:table-column-properties style:column-width="6.193cm" style:rel-column-width="21360*"/>
    </style:style>
    <style:style style:name="Tabella1.C" style:family="table-column">
      <style:table-column-properties style:column-width="1.415cm" style:rel-column-width="4879*"/>
    </style:style>
    <style:style style:name="Tabella1.D" style:family="table-column">
      <style:table-column-properties style:column-width="2.79cm" style:rel-column-width="9624*"/>
    </style:style>
    <style:style style:name="Tabella1.E" style:family="table-column">
      <style:table-column-properties style:column-width="3.106cm" style:rel-column-width="10713*"/>
    </style:style>
    <style:style style:name="Tabella1.F" style:family="table-column">
      <style:table-column-properties style:column-width="0.82cm" style:rel-column-width="2828*"/>
    </style:style>
    <style:style style:name="Tabella1.G" style:family="table-column">
      <style:table-column-properties style:column-width="0.896cm" style:rel-column-width="3090*"/>
    </style:style>
    <style:style style:name="Tabella1.H" style:family="table-column">
      <style:table-column-properties style:column-width="0.7cm" style:rel-column-width="2413*"/>
    </style:style>
    <style:style style:name="Tabella1.A1" style:family="table-cell">
      <style:table-cell-properties style:vertical-align="middle" fo:background-color="#e6e6ff" fo:padding="0.097cm" fo:border="0.05pt solid #000000">
        <style:background-image/>
      </style:table-cell-properties>
    </style:style>
    <style:style style:name="Tabella1.A2" style:family="table-cell">
      <style:table-cell-properties style:vertical-align="middle"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a1.C2" style:family="table-cell">
      <style:table-cell-properties style:vertical-align="middle" fo:background-color="#e6e6ff" fo:padding="0.097cm" fo:border-left="none" fo:border-right="none" fo:border-top="none" fo:border-bottom="0.05pt solid #000000">
        <style:background-image/>
      </style:table-cell-properties>
    </style:style>
    <style:style style:name="Tabella1.H2" style:family="table-cell">
      <style:table-cell-properties style:vertical-align="middle" fo:background-color="#e6e6ff" fo:padding="0.097cm" fo:border-left="none" fo:border-right="0.05pt solid #000000" fo:border-top="none" fo:border-bottom="0.05pt solid #000000">
        <style:background-image/>
      </style:table-cell-properties>
    </style:style>
    <style:style style:name="Tabella1.3" style:family="table-row">
      <style:table-row-properties style:min-row-height="0.635cm"/>
    </style:style>
    <style:style style:name="Tabella1.A3" style:family="table-cell">
      <style:table-cell-properties fo:padding="0.097cm" fo:border="0.05pt solid #000000"/>
    </style:style>
    <style:style style:name="Tabella1.A4" style:family="table-cell">
      <style:table-cell-properties fo:padding="0.097cm" fo:border-left="0.05pt solid #000000" fo:border-right="none" fo:border-top="none" fo:border-bottom="0.05pt solid #000000"/>
    </style:style>
    <style:style style:name="Tabella1.B4" style:family="table-cell">
      <style:table-cell-properties fo:padding="0.097cm" fo:border-left="none" fo:border-right="none" fo:border-top="none" fo:border-bottom="0.05pt solid #000000"/>
    </style:style>
    <style:style style:name="Tabella1.E4" style:family="table-cell">
      <style:table-cell-properties fo:padding="0.097cm" fo:border-left="none" fo:border-right="0.05pt solid #000000" fo:border-top="none" fo:border-bottom="0.05pt solid #000000"/>
    </style:style>
    <style:style style:name="Tabella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8" style:family="table-row">
      <style:table-row-properties style:min-row-height="0.159cm"/>
    </style:style>
    <style:style style:name="Tabella1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.B8" style:family="table-cell">
      <style:table-cell-properties fo:padding="0.097cm" fo:border-left="0.05pt solid #000000" fo:border-right="none" fo:border-top="0.05pt solid #000000" fo:border-bottom="0.05pt dotted #000000"/>
    </style:style>
    <style:style style:name="Tabella1.D8" style:family="table-cell">
      <style:table-cell-properties fo:padding="0.097cm" fo:border-left="none" fo:border-right="none" fo:border-top="0.05pt solid #000000" fo:border-bottom="0.05pt dotted #000000"/>
    </style:style>
    <style:style style:name="Tabella1.E8" style:family="table-cell">
      <style:table-cell-properties fo:padding="0cm" fo:border-left="0.05pt solid #000000" fo:border-right="0.05pt solid #000000" fo:border-top="none" fo:border-bottom="0.05pt solid #000000"/>
    </style:style>
    <style:style style:name="Tabella1.A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.B9" style:family="table-cell">
      <style:table-cell-properties fo:padding="0.097cm" fo:border-left="0.05pt solid #000000" fo:border-right="none" fo:border-top="none" fo:border-bottom="0.05pt solid #000000"/>
    </style:style>
    <style:style style:name="Tabella1.E9" style:family="table-cell">
      <style:table-cell-properties fo:padding="0cm" fo:border-left="0.05pt solid #000000" fo:border-right="0.05pt solid #000000" fo:border-top="none" fo:border-bottom="0.05pt solid #000000"/>
    </style:style>
    <style:style style:name="Tabella1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2" style:family="table-cell">
      <style:table-cell-properties fo:padding="0.097cm" fo:border="none"/>
    </style:style>
    <style:style style:name="Tabella6" style:family="table">
      <style:table-properties style:width="5.53cm" fo:margin-left="0cm" table:align="left"/>
    </style:style>
    <style:style style:name="Tabella6.A" style:family="table-column">
      <style:table-column-properties style:column-width="3.096cm"/>
    </style:style>
    <style:style style:name="Tabella6.B" style:family="table-column">
      <style:table-column-properties style:column-width="0.82cm"/>
    </style:style>
    <style:style style:name="Tabella6.C" style:family="table-column">
      <style:table-column-properties style:column-width="1.085cm"/>
    </style:style>
    <style:style style:name="Tabella6.D" style:family="table-column">
      <style:table-column-properties style:column-width="0.529cm"/>
    </style:style>
    <style:style style:name="Tabella6.A1" style:family="table-cell">
      <style:table-cell-properties fo:padding="0.097cm" fo:border="none"/>
    </style:style>
    <style:style style:name="Tabella6.A2" style:family="table-cell">
      <style:table-cell-properties fo:padding="0.097cm" fo:border-left="0.05pt solid #000000" fo:border-right="none" fo:border-top="none" fo:border-bottom="none"/>
    </style:style>
    <style:style style:name="Tabella6.D2" style:family="table-cell">
      <style:table-cell-properties fo:padding="0.097cm" fo:border-left="none" fo:border-right="0.05pt solid #000000" fo:border-top="none" fo:border-bottom="none"/>
    </style:style>
    <style:style style:name="Tabella4" style:family="table">
      <style:table-properties style:width="19.001cm" table:align="margins"/>
    </style:style>
    <style:style style:name="Tabella4.A" style:family="table-column">
      <style:table-column-properties style:column-width="9.5cm" style:rel-column-width="32767*"/>
    </style:style>
    <style:style style:name="Tabella4.B" style:family="table-column">
      <style:table-column-properties style:column-width="9.5cm" style:rel-column-width="32768*"/>
    </style:style>
    <style:style style:name="Tabel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4.B1" style:family="table-cell">
      <style:table-cell-properties fo:padding="0.097cm" fo:border="0.05pt solid #000000"/>
    </style:style>
    <style:style style:name="Tabella2" style:family="table">
      <style:table-properties style:width="19.001cm" table:align="margins"/>
    </style:style>
    <style:style style:name="Tabella2.A" style:family="table-column">
      <style:table-column-properties style:column-width="3.799cm" style:rel-column-width="13104*"/>
    </style:style>
    <style:style style:name="Tabella2.C" style:family="table-column">
      <style:table-column-properties style:column-width="0.497cm" style:rel-column-width="1715*"/>
    </style:style>
    <style:style style:name="Tabella2.D" style:family="table-column">
      <style:table-column-properties style:column-width="5.212cm" style:rel-column-width="17977*"/>
    </style:style>
    <style:style style:name="Tabella2.E" style:family="table-column">
      <style:table-column-properties style:column-width="5.692cm" style:rel-column-width="19635*"/>
    </style:style>
    <style:style style:name="Tabella2.1" style:family="table-row">
      <style:table-row-properties style:min-row-height="1.164cm"/>
    </style:style>
    <style:style style:name="Tabel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C1" style:family="table-cell">
      <style:table-cell-properties fo:padding="0.097cm" fo:border-left="0.05pt solid #000000" fo:border-right="none" fo:border-top="none" fo:border-bottom="none"/>
    </style:style>
    <style:style style:name="Tabella2.D1" style:family="table-cell">
      <style:table-cell-properties fo:padding="0.097cm" fo:border-left="1.5pt solid #000000" fo:border-right="none" fo:border-top="1.5pt solid #000000" fo:border-bottom="1.5pt solid #000000"/>
    </style:style>
    <style:style style:name="Tabella2.E1" style:family="table-cell">
      <style:table-cell-properties fo:padding="0.097cm" fo:border="1.5pt solid #000000"/>
    </style:style>
    <style:style style:name="Tabella2.A2" style:family="table-cell">
      <style:table-cell-properties fo:padding="0.097cm" fo:border-left="0.05pt solid #000000" fo:border-right="none" fo:border-top="none" fo:border-bottom="0.05pt solid #000000"/>
    </style:style>
    <style:style style:name="Tabella2.E2" style:family="table-cell">
      <style:table-cell-properties fo:padding="0.097cm" fo:border-left="1.5pt solid #000000" fo:border-right="1.5pt solid #000000" fo:border-top="none" fo:border-bottom="1.5pt solid #000000"/>
    </style:style>
    <style:style style:name="Tabella2.3" style:family="table-row">
      <style:table-row-properties style:min-row-height="1.281cm"/>
    </style:style>
    <style:style style:name="Tabella2.D3" style:family="table-cell">
      <style:table-cell-properties fo:padding="0.097cm" fo:border-left="1.5pt solid #000000" fo:border-right="none" fo:border-top="none" fo:border-bottom="1.5pt solid #000000"/>
    </style:style>
    <style:style style:name="P1" style:family="paragraph" style:parent-style-name="Header">
      <style:paragraph-properties fo:text-align="start" style:justify-single-word="false">
        <style:tab-stops>
          <style:tab-stop style:position="2.963cm"/>
          <style:tab-stop style:position="14.076cm"/>
        </style:tab-stops>
      </style:paragraph-properties>
      <style:text-properties style:use-window-font-color="true" style:font-name="Arial" fo:font-size="12pt" fo:font-style="normal" style:text-underline-style="none" fo:font-weight="bold" officeooo:paragraph-rsid="019637ef" style:font-name-asian="SimSun" style:font-size-asian="12pt" style:font-style-asian="normal" style:font-weight-asian="bold" style:font-name-complex="Tahoma" style:font-size-complex="12pt" style:font-style-complex="normal" style:font-weight-complex="bold"/>
    </style:style>
    <style:style style:name="P2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5pt" fo:font-style="normal" style:text-underline-style="none" fo:font-weight="bold" officeooo:rsid="00738a85" officeooo:paragraph-rsid="00738a85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5pt" fo:font-style="normal" style:text-underline-style="none" fo:font-weight="bold" officeooo:rsid="006fb9aa" officeooo:paragraph-rsid="006fb9aa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5pt" fo:font-style="normal" style:text-underline-style="none" fo:font-weight="bold" officeooo:rsid="01675e9d" officeooo:paragraph-rsid="01675e9d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" style:family="paragraph" style:parent-style-name="Header">
      <style:paragraph-properties fo:text-align="start" style:justify-single-word="false"/>
      <style:text-properties style:use-window-font-color="true" style:font-name="Ubuntu Light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7" style:family="paragraph" style:parent-style-name="Header">
      <style:paragraph-properties fo:text-align="start" style:justify-single-word="false"/>
      <style:text-properties style:use-window-font-color="true" style:font-name="Ubuntu Light" fo:font-size="6pt" fo:font-style="normal" style:text-underline-style="none" fo:font-weight="bold" officeooo:rsid="01e67240" officeooo:paragraph-rsid="01e67240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8" style:family="paragraph" style:parent-style-name="Header">
      <style:paragraph-properties fo:text-align="start" style:justify-single-word="false"/>
      <style:text-properties style:use-window-font-color="true" style:font-name="Ubuntu Light" fo:font-size="6pt" fo:font-style="normal" style:text-underline-style="none" fo:font-weight="bold" officeooo:rsid="01e67240" officeooo:paragraph-rsid="01e73088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9" style:family="paragraph" style:parent-style-name="Header">
      <style:paragraph-properties fo:text-align="start" style:justify-single-word="false"/>
      <style:text-properties style:use-window-font-color="true" style:font-name="Ubuntu Light" fo:font-size="6pt" fo:font-style="normal" style:text-underline-style="none" fo:font-weight="bold" officeooo:rsid="01e67240" officeooo:paragraph-rsid="0208ba6b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0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9pt" fo:font-style="normal" style:text-underline-style="none" fo:font-weight="normal" officeooo:rsid="018e5fd3" officeooo:paragraph-rsid="018e5fd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Arial" fo:font-weight="normal" style:font-weight-asian="normal" style:font-weight-complex="normal"/>
    </style:style>
    <style:style style:name="P12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size="10pt" fo:font-weight="normal" officeooo:paragraph-rsid="006dbc43" style:font-size-asian="10pt" style:font-weight-asian="normal" style:font-size-complex="10pt" style:font-weight-complex="normal"/>
    </style:style>
    <style:style style:name="P13" style:family="paragraph" style:parent-style-name="Header">
      <style:paragraph-properties fo:text-align="end" style:justify-single-word="false">
        <style:tab-stops>
          <style:tab-stop style:position="2.963cm"/>
          <style:tab-stop style:position="14.076cm"/>
        </style:tab-stops>
      </style:paragraph-properties>
      <style:text-properties style:font-name="Arial" fo:font-size="12pt" fo:font-weight="normal" officeooo:paragraph-rsid="019637ef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size="2pt" fo:font-weight="bold" style:font-size-asian="1.75pt" style:font-weight-asian="bold" style:font-size-complex="2pt" style:font-weight-complex="bold"/>
    </style:style>
    <style:style style:name="P15" style:family="paragraph" style:parent-style-name="Standard">
      <style:paragraph-properties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9pt" fo:font-style="normal" style:text-underline-style="none" fo:font-weight="bold" officeooo:rsid="00738a85" officeooo:paragraph-rsid="00bfe88c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6" style:family="paragraph" style:parent-style-name="Standard">
      <style:paragraph-properties fo:text-align="start" style:justify-single-word="false"/>
      <style:text-properties style:use-window-font-color="true" style:font-name="Arial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7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7pt" fo:font-style="normal" style:text-underline-style="none" fo:font-weight="bold" officeooo:rsid="018d0a7d" officeooo:paragraph-rsid="018d0a7d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18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8pt" fo:font-style="normal" style:text-underline-style="none" fo:font-weight="bold" officeooo:rsid="0002ba08" officeooo:paragraph-rsid="0211b3a6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9" style:family="paragraph" style:parent-style-name="Text_20_body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10pt" fo:font-style="normal" style:text-underline-style="none" fo:font-weight="normal" officeooo:rsid="007ccb36" officeooo:paragraph-rsid="011293af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0" style:family="paragraph" style:parent-style-name="Text_20_body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2" fo:font-size="9pt" fo:font-style="normal" style:text-underline-style="none" fo:font-weight="normal" officeooo:rsid="007ccb36" officeooo:paragraph-rsid="011293af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1" style:family="paragraph" style:parent-style-name="Header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bold" officeooo:rsid="0002ba08" officeooo:paragraph-rsid="01d97ea2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2" style:family="paragraph" style:parent-style-name="Header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bold" officeooo:rsid="0002ba08" officeooo:paragraph-rsid="01d4865e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3" style:family="paragraph" style:parent-style-name="Table_20_Contents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text:number-lines="false" text:line-number="0" style:vertical-align="middle"/>
      <style:text-properties style:use-window-font-color="true" style:font-name="Arial" fo:font-size="8pt" fo:font-style="normal" style:text-underline-style="none" fo:font-weight="normal" officeooo:paragraph-rsid="018d0a7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4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9pt" fo:font-style="normal" style:text-underline-style="none" fo:font-weight="normal" officeooo:paragraph-rsid="01b2a59d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5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/>
      <style:text-properties style:use-window-font-color="true" style:font-name="Arial2" fo:font-size="8pt" fo:font-style="normal" style:text-underline-style="none" fo:font-weight="normal" officeooo:paragraph-rsid="01c11a2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6" style:family="paragraph" style:parent-style-name="Standard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8pt" fo:font-style="normal" style:text-underline-style="none" fo:font-weight="normal" officeooo:rsid="0002ba08" officeooo:paragraph-rsid="01f4e14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7" style:family="paragraph" style:parent-style-name="Standard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9pt" fo:font-style="normal" style:text-underline-style="none" fo:font-weight="bold" officeooo:rsid="00738a85" officeooo:paragraph-rsid="01f4e146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8" style:family="paragraph" style:parent-style-name="Header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5pt" fo:font-style="normal" style:text-underline-style="none" fo:font-weight="bold" officeooo:rsid="018991a1" officeooo:paragraph-rsid="018f588c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9" style:family="paragraph" style:parent-style-name="Header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8pt" fo:font-style="normal" style:text-underline-style="none" fo:font-weight="normal" officeooo:rsid="0002ba08" officeooo:paragraph-rsid="018f588c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0" style:family="paragraph" style:parent-style-name="Header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normal" officeooo:rsid="0002ba08" officeooo:paragraph-rsid="01abd75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1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7pt" fo:font-style="normal" style:text-underline-style="none" fo:font-weight="bold" officeooo:rsid="006fb9aa" officeooo:paragraph-rsid="000fe5cf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32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9pt" fo:font-style="normal" style:text-underline-style="solid" style:text-underline-width="auto" style:text-underline-color="font-color" fo:font-weight="normal" officeooo:rsid="000fe5cf" officeooo:paragraph-rsid="00c0471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3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2" fo:font-size="7pt" fo:font-style="normal" style:text-underline-style="none" fo:font-weight="bold" officeooo:rsid="006fb9aa" officeooo:paragraph-rsid="000fe5cf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34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2" fo:font-size="9pt" fo:font-style="normal" style:text-underline-style="solid" style:text-underline-width="auto" style:text-underline-color="font-color" fo:font-weight="normal" officeooo:rsid="000fe5cf" officeooo:paragraph-rsid="00c0471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5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2" fo:font-size="9pt" fo:font-style="normal" style:text-underline-style="none" fo:font-weight="normal" officeooo:rsid="000fe5cf" officeooo:paragraph-rsid="00c0471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6" style:family="paragraph" style:parent-style-name="Standard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/>
      <style:text-properties style:use-window-font-color="true" style:font-name="Arial" fo:font-size="7pt" fo:font-style="normal" style:text-underline-style="none" fo:font-weight="bold" officeooo:rsid="007ccb36" officeooo:paragraph-rsid="007ccb36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37" style:family="paragraph" style:parent-style-name="Standard" style:master-page-name="">
      <style:paragraph-properties fo:margin-left="0cm" fo:margin-right="0cm" fo:margin-top="0cm" fo:margin-bottom="0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10pt" fo:font-style="normal" style:text-underline-style="none" fo:font-weight="normal" officeooo:paragraph-rsid="01d10cc0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8" style:family="paragraph" style:parent-style-name="Standard" style:master-page-name="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2" fo:font-size="10pt" fo:font-style="normal" style:text-underline-style="none" fo:font-weight="bold" officeooo:paragraph-rsid="01db4e94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9" style:family="paragraph" style:parent-style-name="Standard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/>
      <style:text-properties style:use-window-font-color="true" style:font-name="Arial2" fo:font-size="7pt" fo:font-style="normal" style:text-underline-style="none" fo:font-weight="bold" officeooo:rsid="007ccb36" officeooo:paragraph-rsid="01f4e146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4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font-name="Arial2" fo:font-size="9pt" style:font-size-asian="9pt" style:font-size-complex="9pt"/>
    </style:style>
    <style:style style:name="P41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2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5pt" fo:font-style="normal" style:text-underline-style="none" fo:font-weight="bold" officeooo:rsid="00038142" officeooo:paragraph-rsid="01d10cc0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3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5pt" fo:font-style="normal" style:text-underline-style="none" fo:font-weight="bold" officeooo:rsid="00738a85" officeooo:paragraph-rsid="00738a85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4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5pt" fo:font-style="normal" style:text-underline-style="none" fo:font-weight="bold" officeooo:rsid="0197c623" officeooo:paragraph-rsid="0197c623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5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5pt" fo:font-style="normal" style:text-underline-style="none" fo:font-weight="bold" officeooo:rsid="019ef977" officeooo:paragraph-rsid="01d10cc0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6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9pt" fo:font-style="normal" style:text-underline-style="none" fo:font-weight="bold" officeooo:paragraph-rsid="003a5fe7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7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10pt" fo:font-style="normal" style:text-underline-style="none" fo:font-weight="bold" officeooo:paragraph-rsid="00be425e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48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fo:font-size="9pt" fo:font-style="normal" style:text-underline-style="none" fo:font-weight="bold" officeooo:paragraph-rsid="01bff7c6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9" style:family="paragraph" style:parent-style-name="Header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10pt" fo:font-style="normal" style:text-underline-style="none" fo:font-weight="bold" officeooo:paragraph-rsid="01d4865e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50" style:family="paragraph" style:parent-style-name="Standard">
      <style:paragraph-properties fo:margin-top="0.011cm" fo:margin-bottom="0.011cm" loext:contextual-spacing="false" fo:line-height="150%"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9pt" fo:font-style="normal" style:text-underline-style="none" fo:font-weight="bold" officeooo:rsid="0002ba08" officeooo:paragraph-rsid="01bd9e0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51" style:family="paragraph" style:parent-style-name="Table_20_Contents">
      <style:paragraph-properties fo:text-align="start" style:justify-single-word="false"/>
      <style:text-properties style:font-name="Arial2" fo:font-weight="bold" officeooo:rsid="018e5fd3" officeooo:paragraph-rsid="018e5fd3" style:font-name-asian="SimSun" style:font-size-asian="6pt" style:font-weight-asian="bold" style:font-name-complex="Tahoma" style:font-size-complex="6pt" style:font-weight-complex="bold"/>
    </style:style>
    <style:style style:name="P52" style:family="paragraph" style:parent-style-name="Table_20_Contents">
      <style:paragraph-properties fo:text-align="start" style:justify-single-word="false"/>
      <style:text-properties style:font-name="Arial2" fo:font-weight="bold" officeooo:rsid="018e5fd3" officeooo:paragraph-rsid="020dbc07" style:font-name-asian="SimSun" style:font-size-asian="6pt" style:font-weight-asian="bold" style:font-name-complex="Tahoma" style:font-size-complex="6pt" style:font-weight-complex="bold"/>
    </style:style>
    <style:style style:name="P53" style:family="paragraph" style:parent-style-name="Table_20_Contents">
      <style:paragraph-properties fo:text-align="start" style:justify-single-word="false"/>
      <style:text-properties style:font-name="Arial2" style:font-name-asian="SimSun" style:font-size-asian="6pt" style:font-name-complex="Tahoma" style:font-size-complex="6pt"/>
    </style:style>
    <style:style style:name="P54" style:family="paragraph" style:parent-style-name="Table_20_Contents">
      <style:paragraph-properties fo:text-align="start" style:justify-single-word="false"/>
      <style:text-properties style:font-name="Arial2" fo:font-size="9pt" style:font-size-asian="9pt" style:font-size-complex="9pt"/>
    </style:style>
    <style:style style:name="P55" style:family="paragraph" style:parent-style-name="Table_20_Contents">
      <style:paragraph-properties fo:text-align="center" style:justify-single-word="false"/>
      <style:text-properties style:font-name="Arial2" fo:font-size="9pt" officeooo:rsid="018e5fd3" officeooo:paragraph-rsid="0192f2a2" style:font-name-asian="SimSun" style:font-size-asian="9pt" style:font-name-complex="Tahoma" style:font-size-complex="9pt"/>
    </style:style>
    <style:style style:name="P56" style:family="paragraph" style:parent-style-name="Table_20_Contents">
      <style:paragraph-properties fo:text-align="start" style:justify-single-word="false"/>
      <style:text-properties style:font-name="Arial2" fo:font-size="9pt" officeooo:rsid="018e5fd3" officeooo:paragraph-rsid="018e5fd3" style:font-name-asian="SimSun" style:font-size-asian="9pt" style:font-name-complex="Tahoma" style:font-size-complex="9pt"/>
    </style:style>
    <style:style style:name="P57" style:family="paragraph" style:parent-style-name="Table_20_Contents">
      <style:paragraph-properties fo:text-align="center" style:justify-single-word="false"/>
      <style:text-properties style:font-name="Arial2" fo:font-size="10pt" fo:font-weight="bold" officeooo:rsid="018e5fd3" officeooo:paragraph-rsid="018e5fd3" style:font-name-asian="SimSun" style:font-size-asian="6pt" style:font-weight-asian="bold" style:font-name-complex="Tahoma" style:font-size-complex="6pt" style:font-weight-complex="bold"/>
    </style:style>
    <style:style style:name="P58" style:family="paragraph" style:parent-style-name="Table_20_Contents">
      <style:paragraph-properties fo:text-align="start" style:justify-single-word="false"/>
      <style:text-properties fo:font-size="8pt" officeooo:paragraph-rsid="01bff7c6" style:font-size-asian="8pt" style:font-size-complex="8pt"/>
    </style:style>
    <style:style style:name="P59" style:family="paragraph" style:parent-style-name="Table_20_Contents">
      <style:paragraph-properties fo:text-align="start" style:justify-single-word="false"/>
      <style:text-properties fo:font-size="8pt" officeooo:paragraph-rsid="01b76281" style:font-size-asian="8pt" style:font-size-complex="8pt"/>
    </style:style>
    <style:style style:name="P60" style:family="paragraph" style:parent-style-name="Table_20_Contents">
      <style:paragraph-properties fo:text-align="start" style:justify-single-word="false"/>
      <style:text-properties fo:color="#000000" fo:font-size="7pt" fo:font-style="italic" officeooo:paragraph-rsid="01db4e94" style:font-size-asian="7pt" style:font-style-asian="italic" style:font-size-complex="7pt" style:font-style-complex="italic"/>
    </style:style>
    <style:style style:name="P61" style:family="paragraph" style:parent-style-name="Standard" style:master-page-name="">
      <style:paragraph-properties fo:margin-left="0.199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2" style:family="paragraph" style:parent-style-name="Standard" style:master-page-name="">
      <style:paragraph-properties fo:margin-left="0.199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9pt" fo:font-style="normal" style:text-underline-style="none" fo:font-weight="normal" officeooo:paragraph-rsid="012fbea5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3" style:family="paragraph" style:parent-style-name="Footer">
      <style:paragraph-properties fo:margin-left="-0.018cm" fo:margin-right="0.009cm" fo:text-align="start" style:justify-single-word="false" fo:text-indent="0cm" style:auto-text-indent="false">
        <style:tab-stops>
          <style:tab-stop style:position="4.26cm" style:type="center"/>
          <style:tab-stop style:position="8.334cm"/>
          <style:tab-stop style:position="17.304cm" style:type="right"/>
        </style:tab-stops>
      </style:paragraph-properties>
      <style:text-properties style:font-name="Arial2" fo:font-size="2pt" officeooo:paragraph-rsid="019018a3" style:font-size-asian="1.75pt" style:font-size-complex="2pt"/>
    </style:style>
    <style:style style:name="P64" style:family="paragraph" style:parent-style-name="Footer">
      <style:paragraph-properties fo:margin-left="-0.018cm" fo:margin-right="0.009cm" fo:text-align="start" style:justify-single-word="false" fo:text-indent="0cm" style:auto-text-indent="false">
        <style:tab-stops>
          <style:tab-stop style:position="4.26cm" style:type="center"/>
          <style:tab-stop style:position="8.334cm"/>
          <style:tab-stop style:position="17.304cm" style:type="right"/>
        </style:tab-stops>
      </style:paragraph-properties>
      <style:text-properties style:use-window-font-color="true" style:font-name="Arial" fo:font-size="8pt" fo:font-style="normal" style:text-underline-style="none" fo:font-weight="normal" officeooo:paragraph-rsid="01fe5c6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5" style:family="paragraph" style:parent-style-name="Footer" style:master-page-name="">
      <style:paragraph-properties fo:margin-left="-0.018cm" fo:margin-right="0.009cm" fo:margin-top="0.011cm" fo:margin-bottom="0.011cm" loext:contextual-spacing="false" fo:line-height="150%" fo:text-align="end" style:justify-single-word="false" fo:text-indent="0cm" style:auto-text-indent="false" style:page-number="auto">
        <style:tab-stops>
          <style:tab-stop style:position="4.26cm" style:type="center"/>
          <style:tab-stop style:position="8.334cm"/>
          <style:tab-stop style:position="17.304cm" style:type="right"/>
        </style:tab-stops>
      </style:paragraph-properties>
      <style:text-properties style:use-window-font-color="true" style:font-name="Arial2" fo:font-size="7pt" fo:font-style="normal" style:text-underline-style="none" fo:font-weight="bold" officeooo:paragraph-rsid="01fe11ba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66" style:family="paragraph" style:parent-style-name="Standard" style:master-page-name="">
      <style:paragraph-properties fo:margin-left="0cm" fo:margin-right="0.101cm" fo:margin-top="0cm" fo:margin-bottom="0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10pt" fo:font-style="normal" style:text-underline-style="none" fo:font-weight="normal" officeooo:paragraph-rsid="01c11a28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67" style:family="paragraph" style:parent-style-name="Header">
      <style:paragraph-properties fo:text-align="start" style:justify-single-word="false" fo:break-before="page"/>
      <style:text-properties style:use-window-font-color="true" style:font-name="Ubuntu Light" fo:font-size="6pt" fo:font-style="normal" style:text-underline-style="none" fo:font-weight="bold" officeooo:rsid="01e67240" officeooo:paragraph-rsid="0208ba6b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T1" style:family="text">
      <style:text-properties style:use-window-font-color="true" style:font-name="Arial" fo:font-style="normal" style:text-underline-style="none" fo:font-weight="bold" style:font-name-asian="SimSun" style:font-style-asian="normal" style:font-weight-asian="bold" style:font-name-complex="Tahoma" style:font-style-complex="normal" style:font-weight-complex="bold"/>
    </style:style>
    <style:style style:name="T2" style:family="text">
      <style:text-properties fo:color="#000000" style:text-underline-style="none"/>
    </style:style>
    <style:style style:name="T3" style:family="text">
      <style:text-properties officeooo:rsid="00738a85"/>
    </style:style>
    <style:style style:name="T4" style:family="text">
      <style:text-properties officeooo:rsid="01d10cc0"/>
    </style:style>
    <style:style style:name="T5" style:family="text">
      <style:text-properties fo:font-size="9pt" style:font-size-asian="9pt" style:font-size-complex="9pt"/>
    </style:style>
    <style:style style:name="T6" style:family="text">
      <style:text-properties officeooo:rsid="01dffb3c"/>
    </style:style>
    <style:style style:name="T7" style:family="text">
      <style:text-properties officeooo:rsid="01ecf2e1"/>
    </style:style>
    <style:style style:name="T8" style:family="text">
      <style:text-properties style:font-name="Arial" fo:font-size="8pt" fo:font-weight="normal" style:font-size-asian="8pt" style:font-weight-asian="normal" style:font-size-complex="8pt" style:font-weight-complex="normal"/>
    </style:style>
    <style:style style:name="T9" style:family="text">
      <style:text-properties fo:font-size="5pt" fo:font-weight="normal" style:font-size-asian="5pt" style:font-weight-asian="normal" style:font-size-complex="5pt" style:font-weight-complex="normal"/>
    </style:style>
    <style:style style:name="T10" style:family="text">
      <style:text-properties fo:font-size="8pt" fo:font-weight="normal" style:font-size-asian="8pt" style:font-weight-asian="normal" style:font-size-complex="8pt" style:font-weight-complex="normal"/>
    </style:style>
    <style:style style:name="T11" style:family="text">
      <style:text-properties officeooo:rsid="0211b3a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placeholder text:placeholder-type="text">&lt;for each="o in get_order_selected(objects)"&gt;</text:placeholder></text:p>
      <text:p text:style-name="P6"><text:placeholder text:placeholder-type="text">&lt;setLang(o.partner_id.lang or 'it_IT')&gt;</text:placeholder>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column table:style-name="Tabella3.F"/>
        <table:table-row table:style-name="Tabella3.1">
          <table:table-cell table:style-name="Tabella3.A1" table:number-rows-spanned="2" office:value-type="string">
            <text:p text:style-name="P5">RIF. ORDINE CLIENTE</text:p>
          </table:table-cell>
          <table:table-cell table:style-name="Tabella3.B1" table:number-rows-spanned="2" office:value-type="string">
            <text:p text:style-name="P5">CONSEGNA (SALVO IMPREVISTI) </text:p>
          </table:table-cell>
          <table:table-cell table:style-name="Tabella3.C1" office:value-type="string">
            <text:p text:style-name="P4">DOCUMENTO</text:p>
          </table:table-cell>
          <table:table-cell table:style-name="Tabella3.D1" table:number-rows-spanned="3" office:value-type="string">
            <text:p text:style-name="P31"/>
          </table:table-cell>
          <table:table-cell table:style-name="Tabella3.D1" table:number-rows-spanned="3" table:number-columns-spanned="2" office:value-type="string">
            <text:p text:style-name="P33">SPETT.LE</text:p>
            <text:p text:style-name="P54"><text:placeholder text:placeholder-type="text">&lt;o.partner_id.name&gt;</text:placeholder></text:p>
            <text:p text:style-name="P54"><text:placeholder text:placeholder-type="text">&lt;o.partner_id.street&gt;</text:placeholder></text:p>
          </table:table-cell>
          <table:covered-table-cell/>
        </table:table-row>
        <table:table-row table:style-name="Tabella3.2">
          <table:covered-table-cell/>
          <table:covered-table-cell/>
          <table:table-cell table:style-name="Tabella3.C5" office:value-type="string">
            <text:p text:style-name="P17">ORDINE DI CARICO</text:p>
          </table:table-cell>
          <table:covered-table-cell/>
          <table:covered-table-cell/>
          <table:covered-table-cell/>
        </table:table-row>
        <table:table-row table:style-name="Tabella3.3">
          <table:table-cell table:style-name="Tabella3.A4" table:number-rows-spanned="2" office:value-type="string">
            <text:p text:style-name="P26"><text:placeholder text:placeholder-type="text">&lt;o.client_order_ref&gt;</text:placeholder></text:p>
          </table:table-cell>
          <table:table-cell table:style-name="Tabella3.B4" table:number-rows-spanned="2" office:value-type="string">
            <text:p text:style-name="P27"><text:placeholder text:placeholder-type="text">&lt;formatLang(o.date_deadline, date=True) if o.date_deadline else ""&gt;</text:placeholder></text:p>
          </table:table-cell>
          <table:table-cell table:style-name="Tabella3.C5" office:value-type="string">
            <text:p text:style-name="P3">NUMERO </text:p>
          </table:table-cell>
          <table:covered-table-cell/>
          <table:covered-table-cell/>
          <table:covered-table-cell/>
        </table:table-row>
        <table:table-row table:style-name="Tabella3.4">
          <table:covered-table-cell/>
          <table:covered-table-cell/>
          <table:table-cell table:style-name="Tabella3.C5" office:value-type="string">
            <text:p text:style-name="P50"><text:placeholder text:placeholder-type="text">&lt;('%s / %s' % (o.name.split('/')[-3],o.name.split('/')[-1])) if len(o.name.split('/')) &gt;= 3 else o.name&gt;</text:placeholder></text:p>
          </table:table-cell>
          <table:table-cell table:style-name="Tabella3.D1" office:value-type="string">
            <text:p text:style-name="P32"/>
          </table:table-cell>
          <table:table-cell table:style-name="Tabella3.D1" office:value-type="string">
            <text:p text:style-name="P34"><text:span text:style-name="T2"><text:placeholder text:placeholder-type="text">&lt;o.partner_id.zip&gt;</text:placeholder></text:span><text:span text:style-name="T2"> </text:span><text:span text:style-name="T2"><text:placeholder text:placeholder-type="text">&lt;o.partner_id.city&gt;</text:placeholder></text:span></text:p>
          </table:table-cell>
          <table:table-cell table:style-name="Tabella3.D1" office:value-type="string">
            <text:p text:style-name="P35"><text:placeholder text:placeholder-type="text">&lt;o.partner_id.state_id.code or o.partner_id.mexal_province or ''&gt;</text:placeholder></text:p>
          </table:table-cell>
        </table:table-row>
        <table:table-row table:style-name="Tabella3.5">
          <table:table-cell table:style-name="Tabella3.A5" table:number-columns-spanned="2" office:value-type="string">
            <text:p text:style-name="P28">AGENTE</text:p>
          </table:table-cell>
          <table:covered-table-cell/>
          <table:table-cell table:style-name="Tabella3.C5" office:value-type="string">
            <text:p text:style-name="P3">DATA </text:p>
          </table:table-cell>
          <table:table-cell table:style-name="Tabella3.D1" table:number-rows-spanned="2" office:value-type="string">
            <text:p text:style-name="P36"/>
          </table:table-cell>
          <table:table-cell table:style-name="Tabella3.D1" table:number-rows-spanned="2" table:number-columns-spanned="2" office:value-type="string">
            <text:p text:style-name="P39"><text:span text:style-name="T9"><text:placeholder text:placeholder-type="text">&lt;if test="o.destination_partner_id"&gt;</text:placeholder></text:span>DESTINATARIO<text:span text:style-name="T9"><text:placeholder text:placeholder-type="text">&lt;/if&gt;</text:placeholder></text:span></text:p>
            <text:p text:style-name="P40"><text:placeholder text:placeholder-type="text">&lt;o.destination_partner_id.name&gt;</text:placeholder></text:p>
            <text:p text:style-name="P40"><text:placeholder text:placeholder-type="text">&lt;o.destination_partner_id.street&gt;</text:placeholder></text:p>
          </table:table-cell>
          <table:covered-table-cell/>
        </table:table-row>
        <table:table-row table:style-name="Tabella3.6">
          <table:table-cell table:style-name="Tabella3.A6" table:number-columns-spanned="2" office:value-type="string">
            <text:p text:style-name="P29"><text:placeholder text:placeholder-type="text">&lt;o.mx_agent_id.name&gt;</text:placeholder></text:p>
          </table:table-cell>
          <table:covered-table-cell/>
          <table:table-cell table:style-name="Tabella3.C6" office:value-type="string">
            <text:p text:style-name="P15"><text:placeholder text:placeholder-type="text">&lt;formatLang(o.date_order, date=True) if o.date_order else ""&gt;</text:placeholder></text:p>
          </table:table-cell>
          <table:covered-table-cell/>
          <table:covered-table-cell/>
          <table:covered-table-cell/>
        </table:table-row>
        <table:table-row table:style-name="Tabella3.7">
          <table:table-cell table:style-name="Tabella3.A7" table:number-columns-spanned="2" office:value-type="string">
            <text:p text:style-name="Standard"/>
          </table:table-cell>
          <table:covered-table-cell/>
          <table:table-cell table:style-name="Tabella3.C7" office:value-type="string">
            <text:p text:style-name="Standard"/>
          </table:table-cell>
          <table:table-cell table:style-name="Tabella3.D1" office:value-type="string">
            <text:p text:style-name="P19"/>
          </table:table-cell>
          <table:table-cell table:style-name="Tabella3.D1" office:value-type="string">
            <text:p text:style-name="P20"><text:placeholder text:placeholder-type="text">&lt;o.destination_partner_id.zip&gt;</text:placeholder> <text:placeholder text:placeholder-type="text">&lt;o.destination_partner_id.city&gt;</text:placeholder></text:p>
          </table:table-cell>
          <table:table-cell table:style-name="Tabella3.D1" office:value-type="string">
            <text:p text:style-name="P20"><text:placeholder text:placeholder-type="text">&lt;o.destination_partner_id.state_id.code or  o.destination_partner_id.mexal_province or ''&gt;</text:placeholder></text:p>
          </table:table-cell>
        </table:table-row>
      </table:table>
      <text:p text:style-name="P63"/>
      <text:p text:style-name="P64"><text:tab/><text:span text:style-name="T5"><text:placeholder text:placeholder-type="text">&lt;reset_counter()&gt;</text:placeholder></text:span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column table:style-name="Tabella1.G"/>
        <table:table-column table:style-name="Tabella1.H"/>
        <table:table-header-rows>
          <table:table-row>
            <table:table-cell table:style-name="Tabella1.A1" table:number-columns-spanned="8" office:value-type="string">
              <text:p text:style-name="P18"><text:span text:style-name="T7">ORDINE: </text:span><text:placeholder text:placeholder-type="text">&lt;('%s / %s' % (o.name.split('/')[-3],o.name.split('/')[-1])) if len(o.name.split('/')) &gt;= 3 else o.name&gt;</text:placeholder> <text:span text:style-name="T7">di </text:span><text:placeholder text:placeholder-type="text">&lt;o.partner_id.name&gt;</text:placeholder> <text:span text:style-name="T11">(scad. </text:span><text:placeholder text:placeholder-type="text">&lt;formatLang(o.date_deadline, date=True) if o.date_deadline else '/'&gt;</text:placeholder><text:span text:style-name="T11">)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la1.A2" office:value-type="string">
              <text:p text:style-name="P41">COD<text:span text:style-name="T3">ICE</text:span> <text:s/>ART<text:span text:style-name="T3">ICOLO</text:span></text:p>
            </table:table-cell>
            <table:table-cell table:style-name="Tabella1.A2" office:value-type="string">
              <text:p text:style-name="P61">DESCRIZIONE ARTICOLO</text:p>
            </table:table-cell>
            <table:table-cell table:style-name="Tabella1.C2" table:number-columns-spanned="2" office:value-type="string">
              <text:p text:style-name="P43">COLORE </text:p>
            </table:table-cell>
            <table:covered-table-cell/>
            <table:table-cell table:style-name="Tabella1.A2" office:value-type="string">
              <text:p text:style-name="P44">N.RO COLL<text:span text:style-name="T4">I</text:span></text:p>
            </table:table-cell>
            <table:table-cell table:style-name="Tabella1.A2" office:value-type="string">
              <text:p text:style-name="P45">UM</text:p>
            </table:table-cell>
            <table:table-cell table:style-name="Tabella1.A2" office:value-type="string">
              <text:p text:style-name="P42">Q.<text:span text:style-name="T6">TA'</text:span></text:p>
            </table:table-cell>
            <table:table-cell table:style-name="Tabella1.H2" office:value-type="string">
              <text:p text:style-name="P42"/>
            </table:table-cell>
          </table:table-row>
        </table:table-header-rows>
        <table:table-row table:style-name="Tabella1.3">
          <table:table-cell table:style-name="Tabella1.A3" table:number-columns-spanned="8" office:value-type="string">
            <text:p text:style-name="P62"><text:placeholder text:placeholder-type="text">&lt;if test="o.text_note_pr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3">
          <table:table-cell table:style-name="Tabella1.A4" office:value-type="string">
            <text:p text:style-name="P46"/>
          </table:table-cell>
          <table:table-cell table:style-name="Tabella1.B4" table:number-columns-spanned="3" office:value-type="string">
            <text:p text:style-name="P23"><text:placeholder text:placeholder-type="text">&lt;o.text_note_pre&gt;</text:placeholder></text:p>
          </table:table-cell>
          <table:covered-table-cell/>
          <table:covered-table-cell/>
          <table:table-cell table:style-name="Tabella1.E4" table:number-columns-spanned="4" office:value-type="string">
            <text:p text:style-name="P46"/>
          </table:table-cell>
          <table:covered-table-cell/>
          <table:covered-table-cell/>
          <table:covered-table-cell/>
        </table:table-row>
        <table:table-row table:style-name="Tabella1.3">
          <table:table-cell table:style-name="Tabella1.A5" table:number-columns-spanned="8" office:value-type="string">
            <text:p text:style-name="P62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3">
          <table:table-cell table:style-name="Tabella1.A7" table:number-columns-spanned="8" office:value-type="string">
            <text:p text:style-name="P49"><text:text-input text:description="&lt;for each=&quot;l in o.order_line&quot;&gt;">starts for loop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3">
          <table:table-cell table:style-name="Tabella1.A7" table:number-columns-spanned="8" office:value-type="string">
            <text:p text:style-name="P24"><text:placeholder text:placeholder-type="text">&lt;if test="l.product_uom_qty - l.delivered_qty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8">
          <table:table-cell table:style-name="Tabella1.A9" table:number-rows-spanned="2" office:value-type="string">
            <text:p text:style-name="P48"><text:placeholder text:placeholder-type="text">&lt;l.product_id.default_code or ''&gt;</text:placeholder></text:p>
          </table:table-cell>
          <table:table-cell table:style-name="Tabella1.B8" table:number-columns-spanned="2" office:value-type="string">
            <text:p text:style-name="P58"><text:placeholder text:placeholder-type="text">&lt;l.product_id.name or ''&gt;</text:placeholder></text:p>
          </table:table-cell>
          <table:covered-table-cell/>
          <table:table-cell table:style-name="Tabella1.D8" office:value-type="string">
            <text:p text:style-name="P60"><text:placeholder text:placeholder-type="text">&lt;('%s' % get_partic(l)) if o.partner_id.use_partic else ''&gt;</text:placeholder></text:p>
          </table:table-cell>
          <table:table-cell table:style-name="Tabella1.E9" table:number-rows-spanned="2" table:number-columns-spanned="4" office:value-type="string">
            <table:table table:name="Tabella6" table:style-name="Tabella6">
              <table:table-column table:style-name="Tabella6.A"/>
              <table:table-column table:style-name="Tabella6.B"/>
              <table:table-column table:style-name="Tabella6.C"/>
              <table:table-column table:style-name="Tabella6.D"/>
              <table:table-row>
                <table:table-cell table:style-name="Tabella6.A1" table:number-columns-spanned="4" office:value-type="string">
                  <text:p text:style-name="P25"><text:placeholder text:placeholder-type="text">&lt;for each="(move, parcel, qty) in get_parcels_table_load(l)"&gt;</text:placeholder></text:p>
                </table:table-cell>
                <table:covered-table-cell/>
                <table:covered-table-cell/>
                <table:covered-table-cell/>
              </table:table-row>
              <table:table-row>
                <table:table-cell table:style-name="Tabella6.A2" office:value-type="string">
                  <text:p text:style-name="P66"><text:placeholder text:placeholder-type="text">&lt;parcel&gt;</text:placeholder></text:p>
                </table:table-cell>
                <table:table-cell table:style-name="Tabella6.A2" office:value-type="string">
                  <text:p text:style-name="P37"><text:placeholder text:placeholder-type="text">&lt;l.product_uom.name&gt;</text:placeholder></text:p>
                </table:table-cell>
                <table:table-cell table:style-name="Tabella6.A2" office:value-type="string">
                  <text:p text:style-name="P37"><text:placeholder text:placeholder-type="text">&lt;formatLang(qty, digits=0)&gt;</text:placeholder></text:p>
                </table:table-cell>
                <table:table-cell table:style-name="Tabella6.D2" office:value-type="string">
                  <text:p text:style-name="P38"><text:placeholder text:placeholder-type="text">&lt;move&gt;</text:placeholder></text:p>
                </table:table-cell>
              </table:table-row>
              <table:table-row>
                <table:table-cell table:style-name="Tabella6.D2" table:number-columns-spanned="4" office:value-type="string">
                  <text:p text:style-name="P25"><text:placeholder text:placeholder-type="text">&lt;/for&gt;</text:placeholder></text:p>
                </table:table-cell>
                <table:covered-table-cell/>
                <table:covered-table-cell/>
                <table:covered-table-cell/>
              </table:table-row>
            </table:table>
            <text:p text:style-name="Standard"/>
          </table:table-cell>
          <table:covered-table-cell/>
          <table:covered-table-cell/>
          <table:covered-table-cell/>
        </table:table-row>
        <table:table-row table:style-name="Tabella1.8">
          <table:covered-table-cell/>
          <table:table-cell table:style-name="Tabella1.B9" table:number-columns-spanned="3" office:value-type="string">
            <text:p text:style-name="P59"><text:placeholder text:placeholder-type="text">&lt;l.product_id.colour or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3">
          <table:table-cell table:style-name="Tabella1.A10" table:number-columns-spanned="8" office:value-type="string">
            <text:p text:style-name="P24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3">
          <table:table-cell table:style-name="Tabella1.A11" table:number-columns-spanned="8" office:value-type="string">
            <text:p text:style-name="P47"><text:text-input text:description="&lt;/for&gt;">ends for loop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3">
          <table:table-cell table:style-name="Tabella1.A12" table:number-columns-spanned="8" office:value-type="string">
            <text:p text:style-name="P65"><text:span text:style-name="T8">Rif. Int.: </text:span><text:span text:style-name="T10"><text:placeholder text:placeholder-type="text">&lt;get_datetime_now()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6"/>
      <table:table table:name="Tabella4" table:style-name="Tabella4">
        <table:table-column table:style-name="Tabella4.A"/>
        <table:table-column table:style-name="Tabella4.B"/>
        <table:table-row>
          <table:table-cell table:style-name="Tabella4.A1" office:value-type="string">
            <text:p text:style-name="P55"><text:placeholder text:placeholder-type="text">&lt;"Tel. %s" %(o.partner_id.phone or '')&gt;</text:placeholder></text:p>
          </table:table-cell>
          <table:table-cell table:style-name="Tabella4.B1" office:value-type="string">
            <text:p text:style-name="P57">TASSATIVO: COMPILARE</text:p>
          </table:table-cell>
        </table:table-row>
      </table:table>
      <text:p text:style-name="P16"/>
      <table:table table:name="Tabella2" table:style-name="Tabella2">
        <table:table-column table:style-name="Tabella2.A" table:number-columns-repeated="2"/>
        <table:table-column table:style-name="Tabella2.C"/>
        <table:table-column table:style-name="Tabella2.D"/>
        <table:table-column table:style-name="Tabella2.E"/>
        <table:table-row table:style-name="Tabella2.1">
          <table:table-cell table:style-name="Tabella2.A1" office:value-type="string">
            <text:p text:style-name="P10">VOLUME</text:p>
            <text:p text:style-name="P21"><text:placeholder text:placeholder-type="text">&lt;'%6.2f CBM' % get_counter('volume')&gt;</text:placeholder></text:p>
          </table:table-cell>
          <table:table-cell table:style-name="Tabella2.A1" office:value-type="string">
            <text:p text:style-name="P56">VOL + 10%</text:p>
            <text:p text:style-name="P21"><text:placeholder text:placeholder-type="text">&lt;'%6.2f CBM' % get_counter('volume10')&gt;</text:placeholder></text:p>
          </table:table-cell>
          <table:table-cell table:style-name="Tabella2.C1" table:number-rows-spanned="3" office:value-type="string">
            <text:p text:style-name="P53"/>
          </table:table-cell>
          <table:table-cell table:style-name="Tabella2.D1" table:number-rows-spanned="2" office:value-type="string">
            <text:p text:style-name="P51">FIRMA DI CONTROLLO</text:p>
          </table:table-cell>
          <table:table-cell table:style-name="Tabella2.E1" office:value-type="string">
            <text:p text:style-name="P51">BANCALI</text:p>
          </table:table-cell>
        </table:table-row>
        <table:table-row table:style-name="Tabella2.1">
          <table:table-cell table:style-name="Tabella2.A2" office:value-type="string">
            <text:p text:style-name="P56">TOTALI COLLI</text:p>
            <text:p text:style-name="P22"><text:placeholder text:placeholder-type="text">&lt;int(get_counter('total_parcel'))&gt;</text:placeholder> NR</text:p>
          </table:table-cell>
          <table:table-cell table:style-name="Tabella2.A2" office:value-type="string">
            <text:p text:style-name="P30"><text:placeholder text:placeholder-type="text">&lt;o.carriage_condition_id.name if o.carriage_condition_id else ''&gt;</text:placeholder></text:p>
          </table:table-cell>
          <table:covered-table-cell/>
          <table:covered-table-cell/>
          <table:table-cell table:style-name="Tabella2.E2" table:number-rows-spanned="2" office:value-type="string">
            <text:p text:style-name="P51">COLLI REALI</text:p>
          </table:table-cell>
        </table:table-row>
        <table:table-row table:style-name="Tabella2.3">
          <table:table-cell table:style-name="Tabella2.A2" office:value-type="string">
            <text:p text:style-name="P56">LUNGHEZZA</text:p>
            <text:p text:style-name="P21"><text:placeholder text:placeholder-type="text">&lt;'%6.2f LMT' % get_counter('length')&gt;</text:placeholder></text:p>
          </table:table-cell>
          <table:table-cell table:style-name="Tabella2.A2" office:value-type="string">
            <text:p text:style-name="P56">PESO</text:p>
            <text:p text:style-name="P21"><text:placeholder text:placeholder-type="text">&lt;'%6.2f KG' % get_counter('weight')&gt;</text:placeholder></text:p>
          </table:table-cell>
          <table:covered-table-cell/>
          <table:table-cell table:style-name="Tabella2.D3" office:value-type="string">
            <text:p text:style-name="P52">DATA DI SPEDIZIONE</text:p>
          </table:table-cell>
          <table:covered-table-cell/>
        </table:table-row>
      </table:table>
      <text:p text:style-name="P9"><text:placeholder text:placeholder-type="text">&lt;if test="get_last_record_id() != o.id"&gt;</text:placeholder></text:p>
      <text:p text:style-name="P9"/>
      <text:p text:style-name="P67"/>
      <text:p text:style-name="P9"><text:placeholder text:placeholder-type="text">&lt;/if&gt;</text:placeholder></text:p>
      <text:p text:style-name="P8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center" style:justify-single-word="false" style:vertical-align="middle"/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fo:text-align="center" style:justify-single-word="false" text:number-lines="false" text:line-number="0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cm" fo:margin-right="0cm" fo:margin-top="0cm" fo:margin-bottom="0cm" loext:contextual-spacing="false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-left="-0.101cm" fo:margin-right="0cm" fo:margin-top="0cm" fo:margin-bottom="0cm" loext:contextual-spacing="false" fo:text-indent="0cm" style:auto-text-indent="false"/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5" style:family="table">
      <style:table-properties style:width="19.001cm" table:align="center"/>
    </style:style>
    <style:style style:name="Tabella5.A" style:family="table-column">
      <style:table-column-properties style:column-width="9.5cm"/>
    </style:style>
    <style:style style:name="Tabella5.1" style:family="table-row">
      <style:table-row-properties style:row-height="0.688cm"/>
    </style:style>
    <style:style style:name="Tabella5.A1" style:family="table-cell">
      <style:table-cell-properties fo:background-color="transparent" fo:padding="0.097cm" fo:border="none">
        <style:background-image/>
      </style:table-cell-properties>
    </style:style>
    <style:style style:name="MP1" style:family="paragraph" style:parent-style-name="Header">
      <style:paragraph-properties fo:text-align="start" style:justify-single-word="false">
        <style:tab-stops>
          <style:tab-stop style:position="2.963cm"/>
          <style:tab-stop style:position="14.076cm"/>
        </style:tab-stops>
      </style:paragraph-properties>
      <style:text-properties style:use-window-font-color="true" style:font-name="Arial" fo:font-size="12pt" fo:font-style="normal" style:text-underline-style="none" fo:font-weight="bold" officeooo:paragraph-rsid="019637ef" style:font-name-asian="SimSun" style:font-size-asian="12pt" style:font-style-asian="normal" style:font-weight-asian="bold" style:font-name-complex="Tahoma" style:font-size-complex="12pt" style:font-style-complex="normal" style:font-weight-complex="bold"/>
    </style:style>
    <style:style style:name="MP2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Arial" fo:font-weight="normal" style:font-weight-asian="normal" style:font-weight-complex="normal"/>
    </style:style>
    <style:style style:name="MP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size="10pt" fo:font-weight="normal" officeooo:paragraph-rsid="006dbc43" style:font-size-asian="10pt" style:font-weight-asian="normal" style:font-size-complex="10pt" style:font-weight-complex="normal"/>
    </style:style>
    <style:style style:name="MP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5" style:family="paragraph" style:parent-style-name="Header">
      <style:paragraph-properties fo:text-align="end" style:justify-single-word="false">
        <style:tab-stops>
          <style:tab-stop style:position="2.963cm"/>
          <style:tab-stop style:position="14.076cm"/>
        </style:tab-stops>
      </style:paragraph-properties>
      <style:text-properties style:font-name="Arial" fo:font-size="12pt" fo:font-weight="normal" officeooo:paragraph-rsid="019637ef" style:font-size-asian="12pt" style:font-weight-asian="normal" style:font-size-complex="12pt" style:font-weight-complex="normal"/>
    </style:style>
    <style:style style:name="MP6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size="2pt" fo:font-weight="bold" style:font-size-asian="1.75pt" style:font-weight-asian="bold" style:font-size-complex="2pt" style:font-weight-complex="bold"/>
    </style:style>
    <style:style style:name="MT1" style:family="text">
      <style:text-properties style:use-window-font-color="true" style:font-name="Arial" fo:font-style="normal" style:text-underline-style="none" fo:font-weight="bold" style:font-name-asian="SimSun" style:font-style-asian="normal" style:font-weight-asian="bold" style:font-name-complex="Tahoma" style:font-style-complex="normal" style:font-weight-complex="bold"/>
    </style:style>
    <style:page-layout style:name="Mpm1">
      <style:page-layout-properties fo:page-width="21.001cm" fo:page-height="29.7cm" style:num-format="1" style:print-orientation="portrait" fo:margin-top="1cm" fo:margin-bottom="1.422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296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able:table table:name="Tabella5" table:style-name="Tabella5">
          <table:table-column table:style-name="Tabella5.A" table:number-columns-repeated="2"/>
          <table:table-row table:style-name="Tabella5.1">
            <table:table-cell table:style-name="Tabella5.A1" office:value-type="string">
              <text:p text:style-name="MP1"><text:placeholder text:placeholder-type="text">&lt;company.name&gt;</text:placeholder></text:p>
              <text:p text:style-name="MP2"/>
              <text:p text:style-name="MP2"/>
              <text:p text:style-name="MP2"/>
              <text:p text:style-name="MP3"/>
              <text:p text:style-name="MP3"/>
              <text:p text:style-name="MP4"/>
            </table:table-cell>
            <table:table-cell table:style-name="Tabella5.A1" office:value-type="string">
              <text:p text:style-name="MP5"><text:span text:style-name="MT1">Pag. </text:span><text:span text:style-name="MT1"><text:page-number text:select-page="current">2</text:page-number></text:span><text:span text:style-name="MT1"> di </text:span><text:span text:style-name="MT1"><text:page-count>2</text:page-count></text:span></text:p>
            </table:table-cell>
          </table:table-row>
        </table:table>
        <text:p text:style-name="MP6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6-03-17T15:30:59.118187910</dc:date>
    <meta:editing-duration>P6DT22H44M12S</meta:editing-duration>
    <meta:editing-cycles>1026</meta:editing-cycles>
    <meta:generator>LibreOffice/4.3.3.2$Linux_X86_64 LibreOffice_project/430m0$Build-2</meta:generator>
    <dc:creator>thebrush </dc:creator>
    <meta:document-statistic meta:table-count="6" meta:image-count="0" meta:object-count="0" meta:page-count="2" meta:paragraph-count="72" meta:word-count="207" meta:character-count="2082" meta:non-whitespace-character-count="1944"/>
    <meta:user-defined meta:name="Info 1"/>
    <meta:user-defined meta:name="Info 2"/>
    <meta:user-defined meta:name="Info 3"/>
    <meta:user-defined meta:name="Info 4"/>
  </office:meta>
</office:document-meta>
</file>